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5.85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1.972cm" fo:min-width="6.485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972cm" fo:min-width="6.48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972cm" fo:min-width="5.8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2.223cm" svg:x="1.317cm" svg:y="1.318cm">
          <text:p text:style-name="P1">sequoia-openpgp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985cm" svg:height="2.222cm" svg:x="7.985cm" svg:y="5.446cm">
          <text:p text:style-name="P1">openpgp-card-sequoia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985cm" svg:height="2.222cm" svg:x="1cm" svg:y="8.938cm">
          <text:p text:style-name="P1">applicati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492cm" svg:y1="8.938cm" svg:x2="4.492cm" svg:y2="3.541cm" draw:start-shape="id1" draw:start-glue-point="0" draw:end-shape="id2" draw:end-glue-point="2" svg:d="M4492 8938v-5397" svg:viewBox="0 0 1 5398">
          <text:p/>
        </draw:connector>
        <draw:connector draw:style-name="gr5" draw:text-style-name="P4" draw:layer="layout" draw:type="line" svg:x1="11.477cm" svg:y1="5.446cm" svg:x2="7.667cm" svg:y2="2.429cm" draw:start-shape="id3" draw:start-glue-point="0" draw:end-shape="id2" svg:d="M11477 5446l-3810-3017" svg:viewBox="0 0 3811 3018">
          <text:p/>
        </draw:connector>
        <draw:connector draw:style-name="gr6" draw:text-style-name="P4" draw:layer="layout" draw:type="line" svg:x1="4.492cm" svg:y1="8.938cm" svg:x2="11.477cm" svg:y2="7.668cm" draw:start-shape="id1" draw:start-glue-point="0" draw:end-shape="id3" draw:end-glue-point="2" svg:d="M4492 8938l6985-1270" svg:viewBox="0 0 6986 1271">
          <text:p/>
        </draw:connector>
        <draw:custom-shape draw:style-name="gr7" draw:text-style-name="P2" xml:id="id4" draw:id="id4" draw:layer="layout" svg:width="6.35cm" svg:height="2.222cm" svg:x="11.16cm" svg:y="1.318cm">
          <text:p text:style-name="P1">openpgp-card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1.477cm" svg:y1="5.446cm" svg:x2="14.335cm" svg:y2="3.54cm" draw:start-shape="id3" draw:start-glue-point="0" draw:end-shape="id4" draw:end-glue-point="2" svg:d="M11477 5446l2858-1906" svg:viewBox="0 0 2859 190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6T12:59:13.961334851</meta:creation-date>
    <dc:date>2022-01-26T13:10:45.815869603</dc:date>
    <meta:editing-duration>PT8M3S</meta:editing-duration>
    <meta:editing-cycles>5</meta:editing-cycles>
    <meta:generator>LibreOffice/7.2.5.2.0$Linux_X86_64 LibreOffice_project/20$Build-2</meta:generator>
    <meta:document-statistic meta:object-count="8"/>
  </office:meta>
</office:document-meta>
</file>